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rad_alph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ad_theta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Rafael de Conde</dc:creator>
    <meta:creation-date>2022-10-21T17:25:35Z</meta:creation-date>
    <dc:date>2022-12-21T14:34:09Z</dc:date>
    <meta:editing-cycles>6</meta:editing-cycles>
    <meta:editing-duration>PT561S</meta:editing-duration>
  </office:meta>
</office:document-meta>
</file>